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line-height="100%" fo:text-align="justify" style:justify-single-word="false"/>
      <style:text-properties fo:font-size="14pt" style:font-size-asian="14pt" style:font-size-complex="14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L3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 style:list-style-name="L4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L5"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1 Introduction:</text:p>
      <text:p text:style-name="Standard"/>
      <text:p text:style-name="P2"><text:tab/><text:tab/><text:span text:style-name="T1">HMI Workbench is a tool for HMI Develoment.HMI Developers and graphic designers can import AI graphics to prototype the screens during the early phase of development.Workbench Supports editing the graphical contents with a Visual editor.this visual editor will help the designer in attribution of the graphics elements appropriately and adapt it with the contracting dynamic values.<text:tab/></text:span></text:p>
      <text:p text:style-name="P5"><text:tab/><text:tab/></text:p>
      <text:p text:style-name="P3">Folder Structure For Workbench Tool: </text:p>
      <text:p text:style-name="P3"/>
      <text:p text:style-name="P1">Overview:</text:p>
      <text:p text:style-name="P1"/>
      <text:list xml:id="list3774115333407791992" text:style-name="L1">
        <text:list-item>
          <text:p text:style-name="P7"><text:s/>Workbench</text:p>
        </text:list-item>
      </text:list>
      <text:list xml:id="list1738415998711390948" text:style-name="L2">
        <text:list-item>
          <text:p text:style-name="P8">Design</text:p>
        </text:list-item>
      </text:list>
      <text:list xml:id="list3487222621583208293" text:style-name="L3">
        <text:list-item>
          <text:list>
            <text:list-item>
              <text:list>
                <text:list-item>
                  <text:p text:style-name="P9">Code</text:p>
                  <text:list>
                    <text:list-item>
                      <text:p text:style-name="P9">ExtendedScripts</text:p>
                    </text:list-item>
                    <text:list-item>
                      <text:p text:style-name="P9">Flex</text:p>
                    </text:list-item>
                    <text:list-item>
                      <text:p text:style-name="P9">JS</text:p>
                    </text:list-item>
                    <text:list-item>
                      <text:p text:style-name="P9">Other<text:tab/><text:tab/><text:tab/><text:tab/><text:tab/><text:tab/></text:p>
                    </text:list-item>
                  </text:list>
                </text:list-item>
              </text:list>
            </text:list-item>
          </text:list>
        </text:list-item>
      </text:list>
      <text:list xml:id="list8021849528599150132" text:style-name="L4">
        <text:list-item>
          <text:p text:style-name="P10">Documents</text:p>
        </text:list-item>
        <text:list-item>
          <text:p text:style-name="P10">SequenceDiagrams</text:p>
        </text:list-item>
        <text:list-item>
          <text:p text:style-name="P10">Usecases</text:p>
        </text:list-item>
      </text:list>
      <text:p text:style-name="P1"><draw:g text:anchor-type="paragraph" draw:z-index="0" draw:style-name="gr1"><draw:rect draw:style-name="gr2" draw:text-style-name="P13" svg:width="3.719cm" svg:height="1.802cm" svg:x="0.002cm" svg:y="5.599cm"><text:p text:style-name="P12"><text:span text:style-name="T2">Workbench</text:span></text:p></draw:rect><draw:line draw:style-name="gr3" draw:text-style-name="P13" svg:x1="3.72cm" svg:y1="6.499cm" svg:x2="5.286cm" svg:y2="6.499cm"><text:p/></draw:line><draw:rect draw:style-name="gr2" draw:text-style-name="P13" svg:width="3.719cm" svg:height="1.802cm" svg:x="5.287cm" svg:y="5.599cm"><text:p text:style-name="P12"><text:span text:style-name="T2">Design</text:span></text:p></draw:rect><draw:line draw:style-name="gr3" draw:text-style-name="P13" svg:x1="9.008cm" svg:y1="6.399cm" svg:x2="10.476cm" svg:y2="6.399cm"><text:p/></draw:line><draw:line draw:style-name="gr4" draw:text-style-name="P13" svg:x1="10.376cm" svg:y1="0.699cm" svg:x2="10.376cm" svg:y2="12.299cm"><text:p/></draw:line><draw:line draw:style-name="gr3" draw:text-style-name="P13" svg:x1="10.376cm" svg:y1="0.699cm" svg:x2="12.921cm" svg:y2="0.699cm"><text:p/></draw:line><draw:line draw:style-name="gr3" draw:text-style-name="P13" svg:x1="10.376cm" svg:y1="4.699cm" svg:x2="13.019cm" svg:y2="4.699cm"><text:p/></draw:line><draw:line draw:style-name="gr3" draw:text-style-name="P13" svg:x1="10.376cm" svg:y1="8.699cm" svg:x2="13.117cm" svg:y2="8.699cm"><text:p/></draw:line><draw:line draw:style-name="gr3" draw:text-style-name="P13" svg:x1="10.376cm" svg:y1="12.299cm" svg:x2="13.214cm" svg:y2="12.299cm"><text:p/></draw:line><draw:rect draw:style-name="gr2" draw:text-style-name="P13" svg:width="3.721cm" svg:height="1.301cm" svg:x="12.921cm" svg:y="0cm"><text:p text:style-name="P12"><text:span text:style-name="T2">Code</text:span></text:p></draw:rect><draw:rect draw:style-name="gr2" draw:text-style-name="P13" svg:width="3.721cm" svg:height="1.301cm" svg:x="12.921cm" svg:y="3.9cm"><text:p text:style-name="P12"><text:span text:style-name="T2">Documents</text:span></text:p></draw:rect><draw:rect draw:style-name="gr2" draw:text-style-name="P13" svg:width="3.721cm" svg:height="2.5cm" svg:x="13.117cm" svg:y="7.299cm"><text:p text:style-name="P12"><text:span text:style-name="T2">Sequence </text:span></text:p><text:p text:style-name="P12"><text:span text:style-name="T2">Diagrams</text:span></text:p></draw:rect><draw:rect draw:style-name="gr2" draw:text-style-name="P13" svg:width="3.719cm" svg:height="1.301cm" svg:x="13.215cm" svg:y="11.499cm"><text:p text:style-name="P12"><text:span text:style-name="T2">UseCases</text:span></text:p></draw:rect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g text:anchor-type="paragraph" draw:z-index="1" draw:style-name="gr1"><draw:rect draw:style-name="gr2" draw:text-style-name="P13" svg:width="3.8cm" svg:height="1.8cm" svg:x="0.002cm" svg:y="6.1cm"><text:p text:style-name="P12"><text:span text:style-name="T2">Code</text:span></text:p></draw:rect><draw:line draw:style-name="gr3" draw:text-style-name="P13" svg:x1="3.801cm" svg:y1="6.799cm" svg:x2="5.301cm" svg:y2="6.799cm"><text:p/></draw:line><draw:line draw:style-name="gr4" draw:text-style-name="P13" svg:x1="5.302cm" svg:y1="1.099cm" svg:x2="5.302cm" svg:y2="12.699cm"><text:p/></draw:line><draw:line draw:style-name="gr3" draw:text-style-name="P13" svg:x1="5.302cm" svg:y1="1.099cm" svg:x2="7.902cm" svg:y2="1.099cm"><text:p/></draw:line><draw:line draw:style-name="gr3" draw:text-style-name="P13" svg:x1="5.302cm" svg:y1="4.899cm" svg:x2="8.002cm" svg:y2="4.899cm"><text:p/></draw:line><draw:line draw:style-name="gr3" draw:text-style-name="P13" svg:x1="5.302cm" svg:y1="8.799cm" svg:x2="8.102cm" svg:y2="8.799cm"><text:p/></draw:line><draw:line draw:style-name="gr3" draw:text-style-name="P13" svg:x1="5.302cm" svg:y1="12.699cm" svg:x2="8.202cm" svg:y2="12.699cm"><text:p/></draw:line><draw:rect draw:style-name="gr2" draw:text-style-name="P13" svg:width="3.802cm" svg:height="1.999cm" svg:x="7.901cm" svg:y="0cm"><text:p text:style-name="P12"><text:span text:style-name="T2">Extended </text:span></text:p><text:p text:style-name="P12"><text:span text:style-name="T2">Scripts</text:span></text:p></draw:rect><draw:rect draw:style-name="gr2" draw:text-style-name="P13" svg:width="3.802cm" svg:height="1.301cm" svg:x="7.901cm" svg:y="4.2cm"><text:p text:style-name="P12"><text:span text:style-name="T2">Flex</text:span></text:p></draw:rect><draw:rect draw:style-name="gr2" draw:text-style-name="P13" svg:width="3.8cm" svg:height="2.5cm" svg:x="8.102cm" svg:y="7.699cm"><text:p text:style-name="P12"><text:span text:style-name="T2">Js</text:span></text:p></draw:rect><draw:rect draw:style-name="gr2" draw:text-style-name="P13" svg:width="3.802cm" svg:height="1.301cm" svg:x="8.201cm" svg:y="12cm"><text:p text:style-name="P12"><text:span text:style-name="T2">Other</text:span></text:p></draw:rect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yntax For Use Cases Diagrams: UC_project_featurename</text:p>
      <text:p text:style-name="P1"/>
      <text:p text:style-name="P1">e.g:UC_project_menubar,UC_project_createproject etc.,</text:p>
      <text:p text:style-name="P1"/>
      <text:p text:style-name="P1">Syntax For Sequence Diagrams:SD_project_featurename</text:p>
      <text:p text:style-name="P1"/>
      <text:p text:style-name="P1">e.g:SD_project_deleteproject,sd_project_importAI etc.,</text:p>
      <text:p text:style-name="P1"/>
      <text:p text:style-name="P1">Golden Rules:</text:p>
      <text:p text:style-name="P1"/>
      <text:list xml:id="list2261509909495970282" text:style-name="L5">
        <text:list-item>
          <text:p text:style-name="P11">Create all Use case diagrams and sequence diagrams regarding every feature and save the file as per syntax defined above.</text:p>
        </text:list-item>
        <text:list-item>
          <text:p text:style-name="P11">Maintain Version control and update version control every morning and every evening.</text:p>
        </text:list-item>
        <text:list-item>
          <text:p text:style-name="P11">Share the data through git hub and kbts autos mails.</text:p>
        </text:list-item>
        <text:list-item>
          <text:p text:style-name="P11">Save your documents and code in the Appropriate folders as mentioned in abov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6:58:46</meta:creation-date>
    <meta:generator>OpenOffice.org/3.4.1$Unix OpenOffice.org_project/341m1$Build-9593</meta:generator>
    <dc:date>2013-06-26T10:53:21</dc:date>
    <meta:editing-duration>PT1H6M34S</meta:editing-duration>
    <meta:editing-cycles>4</meta:editing-cycles>
    <meta:document-statistic meta:table-count="0" meta:image-count="0" meta:object-count="0" meta:page-count="2" meta:paragraph-count="24" meta:word-count="159" meta:character-count="1108"/>
  </office:meta>
</office:document-meta>
</file>